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Ezra SIL" svg:font-family="'Ezra SIL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font-name="Ezra SIL"/>
    </style:style>
    <style:style style:name="P2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zra SI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kaoPGothi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Ezra SI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akaoPGothi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5.3146in" fo:min-width="4.1055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4709in" fo:min-width="6.748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style-name="gr2" draw:text-style-name="P4" svg:width="6.9449in" svg:height="2.5732in" svg:x="-0.1075in" svg:y="0.4008in"><text:p text:style-name="P3"><text:span text:style-name="T2">COVID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style-name="gr1" draw:text-style-name="P2" svg:width="4.3024in" svg:height="5.4169in" svg:x="1.3634in" svg:y="3.7339in"><text:p text:style-name="P1"><text:span text:style-name="T1">19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/>
    <style:font-face style:name="Ezra SIL" svg:font-family="'Ezra SIL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12:41.123020210</meta:creation-date>
    <dc:date>2020-04-22T13:58:13.632255667</dc:date>
    <meta:editing-duration>PT35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